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d3f8c" officeooo:paragraph-rsid="000d3f8c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dee76" officeooo:paragraph-rsid="000dee76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fb34e" officeooo:paragraph-rsid="000fb34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fc8e6" officeooo:paragraph-rsid="000fc8e6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1496d" officeooo:paragraph-rsid="0011496d" style:font-weight-asian="bold" style:font-weight-complex="bold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bf160" officeooo:paragraph-rsid="000bf160" style:font-weight-asian="bold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ee76" officeooo:paragraph-rsid="000dee76" style:font-weight-asian="bold" style:font-weight-complex="bold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3f8c" officeooo:paragraph-rsid="000d3f8c" style:font-weight-asian="bold" style:font-weight-complex="bold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normal" officeooo:rsid="000fc8e6" officeooo:paragraph-rsid="000fc8e6" style:font-weight-asian="normal" style:font-weight-complex="normal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1496d" officeooo:paragraph-rsid="0011496d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bf160" officeooo:paragraph-rsid="000bf160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d3f8c" officeooo:paragraph-rsid="000d3f8c"/>
    </style:style>
    <style:style style:name="P1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12ad81" officeooo:paragraph-rsid="0012ad81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d3f8c" officeooo:paragraph-rsid="000d3f8c" style:font-weight-asian="bold" style:font-weight-complex="bold"/>
    </style:style>
    <style:style style:name="P1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12e1ed" officeooo:paragraph-rsid="0012e1ed" style:font-weight-asian="bold" style:font-weight-complex="bold"/>
    </style:style>
    <style:style style:name="T1" style:family="text">
      <style:text-properties officeooo:rsid="000fc8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vison:</text:p>
      <text:p text:style-name="P10">dialogflow</text:p>
      <text:p text:style-name="P5"/>
      <text:p text:style-name="P5">vedios</text:p>
      <text:p text:style-name="P3">14 ki pori kru <text:span text:style-name="T1">20 min k baad say </text:span><text:s/>21 ki shuru say kru </text:p>
      <text:p text:style-name="P4"/>
      <text:p text:style-name="P6">github link</text:p>
      <text:p text:style-name="P11">github.com/Batch02_Q4</text:p>
      <text:p text:style-name="P4"/>
      <text:p text:style-name="P7">link fahim:</text:p>
      <text:p text:style-name="P12">tiny.cc/PIAICQ4 </text:p>
      <text:p text:style-name="P7"/>
      <text:p text:style-name="P8">slide:</text:p>
      <text:p text:style-name="P2"><text:a xlink:type="simple" xlink:href="https://drive.google.com/drive/folders/1UEG5zlE8E6Qd9mHcMy6tzSIyLF_vbaK6" text:style-name="Internet_20_link" text:visited-style-name="Visited_20_Internet_20_Link">https://drive.google.com/drive/folders/1UEG5zlE8E6Qd9mHcMy6tzSIyLF_vbaK6</text:a></text:p>
      <text:p text:style-name="P8"/>
      <text:p text:style-name="P1"><text:span text:style-name="T2">framework </text:span>:</text:p>
      <text:p text:style-name="P1">rasa</text:p>
      <text:p text:style-name="P9"/>
      <text:p text:style-name="P16">free certificate:</text:p>
      <text:p text:style-name="P16"><text:a xlink:type="simple" xlink:href="https://csc.docs.microsoft.com/ignite/registration/March2021" text:style-name="Internet_20_link" text:visited-style-name="Visited_20_Internet_20_Link"><text:span text:style-name="T3">https://csc.docs.microsoft.com/ignite/registration/March2021</text:span></text:a> </text:p>
      <text:p text:style-name="P16"/>
      <text:p text:style-name="P9"/>
      <text:p text:style-name="P9">website:</text:p>
      <text:p text:style-name="P1">cle.org.pk</text:p>
      <text:p text:style-name="P1"/>
      <text:p text:style-name="P1"/>
      <text:p text:style-name="P14">email</text:p>
      <text:p text:style-name="P14">piaiciot@gmailcom</text:p>
      <text:p text:style-name="P1"/>
      <text:p text:style-name="P14">password:</text:p>
      <text:p text:style-name="P14">asdbnm@12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4T13:43:05.583652955</meta:creation-date>
    <dc:date>2021-03-28T14:27:39.432520801</dc:date>
    <meta:editing-duration>PT1H50M25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1" meta:paragraph-count="20" meta:word-count="37" meta:character-count="367" meta:non-whitespace-character-count="346"/>
  </office:meta>
</office:document-meta>
</file>